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masz Polak</text:p>
      <text:p text:style-name="Standard">Al. Jana Pawła II 9/35</text:p>
      <text:p text:style-name="Standard">62-030 Luboń</text:p>
      <text:p text:style-name="Standard"/>
      <text:p text:style-name="Standard">dot. sprawy: sygnatura akt VII C-upr 653/11/6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>Poznań, dnia 09 grudnia 2011</text:p>
      <text:p text:style-name="P1"/>
      <text:p text:style-name="P1"/>
      <text:p text:style-name="P1"/>
      <text:p text:style-name="P2">Uprzejmie proszę o wydanie odpisu ugody między mną a pozwanym Kamilem Sarbinowskim, zawartej podczas rozprawy w dniu 8 listopada br. wraz z tytułem wykonawczym, ponieważ mimo upływu miesiąca pozwany nie wywiązał się ze zobowiązania przyjętego w ww ugodzie.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 Condensed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9T08:32:05</meta:creation-date>
    <meta:print-date>2011-12-09T12:24:21</meta:print-date>
    <dc:date>2011-12-09T12:24:30</dc:date>
    <meta:editing-duration>PT9M9S</meta:editing-duration>
    <meta:editing-cycles>2</meta:editing-cycles>
    <meta:generator>LibreOffice/3.4$Linux LibreOffice_project/340m1$Build-302</meta:generator>
    <meta:document-statistic meta:table-count="0" meta:image-count="0" meta:object-count="0" meta:page-count="1" meta:paragraph-count="6" meta:word-count="59" meta:character-count="375" meta:non-whitespace-character-count="322"/>
  </office:meta>
</office:document-meta>
</file>